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.login( String userid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getReply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listFil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retrieveFile( String resolveFile , OutputStream o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makeDirecto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login( String userid , String password , String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deleteFil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onfigure( FTPClientConfig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printWorking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getReply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toreFile( String name , InputStream in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changeToParen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is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onnect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cwd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removeDirectory( String resolv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endSiteCommand( String the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getRepl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setFileType( int image_file_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TPClient.list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changeWorkingDirector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.enterLocalPassive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TPClient.log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